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212cm" style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 style:shadow="non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bp">
      <style:paragraph-properties fo:margin-top="0cm" fo:margin-bottom="0cm" style:contextual-spacing="false"/>
    </style:style>
    <style:style style:name="P4" style:family="paragraph" style:parent-style-name="bp">
      <style:paragraph-properties fo:margin-top="0cm" fo:margin-bottom="0cm" style:contextual-spacing="false"/>
      <style:text-properties fo:color="#0000ff" loext:opacity="100%"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P5" style:family="paragraph" style:parent-style-name="bp">
      <style:paragraph-properties fo:margin-top="0cm" fo:margin-bottom="0cm" style:contextual-spacing="false"/>
      <style:text-properties fo:color="#0000ff" loext:opacity="100%" style:font-name="Arial" fo:font-size="14pt" style:font-size-asian="14pt" style:font-name-complex="Arial" style:font-size-complex="14pt"/>
    </style:style>
    <style:style style:name="P6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officeooo:paragraph-rsid="001852b2" style:font-size-asian="12pt" style:font-weight-asian="bold" style:font-name-complex="Arial" style:font-size-complex="12pt"/>
    </style:style>
    <style:style style:name="P8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officeooo:paragraph-rsid="001aada3" style:font-size-asian="12pt" style:font-weight-asian="bold" style:font-name-complex="Arial" style:font-size-complex="12pt"/>
    </style:style>
    <style:style style:name="P9" style:family="paragraph" style:parent-style-name="bp">
      <style:paragraph-properties fo:margin-top="0cm" fo:margin-bottom="0cm" style:contextual-spacing="false"/>
      <style:text-properties officeooo:paragraph-rsid="001852b2"/>
    </style:style>
    <style:style style:name="P10" style:family="paragraph" style:parent-style-name="bp">
      <style:paragraph-properties fo:margin-top="0cm" fo:margin-bottom="0cm" style:contextual-spacing="false"/>
      <style:text-properties officeooo:paragraph-rsid="001aada3"/>
    </style:style>
    <style:style style:name="P11" style:family="paragraph" style:parent-style-name="bp" style:master-page-name="Standard">
      <style:paragraph-properties fo:margin-top="0cm" fo:margin-bottom="0cm" style:contextual-spacing="false" style:page-number="auto"/>
      <style:text-properties fo:color="#0000ff" loext:opacity="100%" style:font-name="Arial" fo:font-size="10pt" fo:font-style="italic" style:font-size-asian="10pt" style:font-style-asian="italic" style:font-name-complex="Arial"/>
    </style:style>
    <style:style style:name="P12" style:family="paragraph" style:parent-style-name="bp">
      <style:paragraph-properties fo:margin-top="0cm" fo:margin-bottom="0cm" style:contextual-spacing="false"/>
      <style:text-properties fo:color="#0000ff" loext:opacity="100%" style:font-name="Arial" fo:font-size="12pt" fo:font-weight="bold" officeooo:paragraph-rsid="002007aa" style:font-size-asian="12pt" style:font-weight-asian="bold" style:font-name-complex="Arial" style:font-size-complex="12pt"/>
    </style:style>
    <style:style style:name="P13" style:family="paragraph" style:parent-style-name="bp">
      <style:paragraph-properties fo:margin-top="0cm" fo:margin-bottom="0cm" style:contextual-spacing="false"/>
      <style:text-properties officeooo:paragraph-rsid="002007aa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4pt" fo:font-weight="bold" officeooo:rsid="00162199" style:font-size-asian="14pt" style:font-weight-asian="bold"/>
    </style:style>
    <style:style style:name="T3" style:family="text">
      <style:text-properties fo:font-size="14pt" fo:font-weight="bold" officeooo:rsid="001e2313" style:font-size-asian="14pt" style:font-weight-asian="bold"/>
    </style:style>
    <style:style style:name="T4" style:family="text">
      <style:text-properties fo:font-size="10pt" style:font-size-asian="10pt"/>
    </style:style>
    <style:style style:name="T5" style:family="text"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T6" style:family="text">
      <style:text-properties style:font-name="Arial" fo:font-size="10pt" style:text-underline-style="solid" style:text-underline-width="auto" style:text-underline-color="font-color" officeooo:rsid="001852b2" style:font-size-asian="10pt" style:font-name-complex="Arial"/>
    </style:style>
    <style:style style:name="T7" style:family="text">
      <style:text-properties style:font-name="Arial" fo:font-size="10pt" style:font-size-asian="10pt" style:font-name-complex="Arial"/>
    </style:style>
    <style:style style:name="T8" style:family="text">
      <style:text-properties style:font-name="Arial" fo:font-size="10pt" officeooo:rsid="001852b2" style:font-size-asian="10pt" style:font-name-complex="Arial"/>
    </style:style>
    <style:style style:name="T9" style:family="text">
      <style:text-properties style:font-name="Arial" fo:font-size="10pt" officeooo:rsid="00192063" style:font-size-asian="10pt" style:font-name-complex="Arial"/>
    </style:style>
    <style:style style:name="T10" style:family="text">
      <style:text-properties style:font-name="Arial" fo:font-size="10pt" officeooo:rsid="001aada3" style:font-size-asian="10pt" style:font-name-complex="Arial"/>
    </style:style>
    <style:style style:name="T11" style:family="text">
      <style:text-properties style:font-name="Arial" fo:font-size="10pt" officeooo:rsid="001c9a78" style:font-size-asian="10pt" style:font-name-complex="Arial"/>
    </style:style>
    <style:style style:name="T12" style:family="text">
      <style:text-properties style:font-name="Arial" fo:font-size="10pt" officeooo:rsid="002007aa" style:font-size-asian="10pt" style:font-name-complex="Arial"/>
    </style:style>
    <style:style style:name="T13" style:family="text">
      <style:text-properties style:font-name="Arial" fo:font-size="10pt" officeooo:rsid="0021f1f9" style:font-size-asian="10pt" style:font-name-complex="Arial"/>
    </style:style>
    <style:style style:name="T14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5" style:family="text">
      <style:text-properties fo:color="#0000ff" loext:opacity="100%" style:font-name="Arial" fo:font-size="10pt" style:font-size-asian="10pt" style:font-name-complex="Arial"/>
    </style:style>
    <style:style style:name="T16" style:family="text">
      <style:text-properties fo:color="#0000ff" loext:opacity="100%" style:font-name="Arial" fo:font-size="12pt" fo:font-weight="bold" style:font-size-asian="12pt" style:font-weight-asian="bold" style:font-name-complex="Arial" style:font-size-complex="12pt"/>
    </style:style>
    <style:style style:name="T17" style:family="text">
      <style:text-properties fo:color="#0000ff" loext:opacity="100%" style:font-name="Arial" fo:font-size="12pt" fo:font-weight="bold" officeooo:rsid="001852b2" style:font-size-asian="12pt" style:font-weight-asian="bold" style:font-name-complex="Arial" style:font-size-complex="12pt"/>
    </style:style>
    <style:style style:name="T18" style:family="text">
      <style:text-properties fo:color="#0000ff" loext:opacity="100%" style:font-name="Arial" fo:font-size="12pt" fo:font-weight="bold" officeooo:rsid="001aada3" style:font-size-asian="12pt" style:font-weight-asian="bold" style:font-name-complex="Arial" style:font-size-complex="12pt"/>
    </style:style>
    <style:style style:name="T19" style:family="text">
      <style:text-properties fo:color="#0000ff" loext:opacity="100%" style:font-name="Arial" fo:font-size="12pt" fo:font-weight="bold" officeooo:rsid="002007aa" style:font-size-asian="12pt" style:font-weight-asian="bold" style:font-name-complex="Arial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[The Test Case ID should be unique. In addition, the name of each Test Case should reflect the intent of the test case, ideally expressed as a Boolean condition.]</text:p>
      <text:p text:style-name="P4"/>
      <text:p text:style-name="P3"><text:span text:style-name="T16">&lt;Test Case ID&gt;</text:span><text:span text:style-name="T14"> - </text:span><text:span text:style-name="T16">&lt;Test Case Name&gt;</text:span><text:span text:style-name="T14">:</text:span></text:p>
      <text:p text:style-name="P3"><text:span text:style-name="T5">Description</text:span><text:span text:style-name="T7">: </text:span><text:span text:style-name="T15">[Describe the logical condition that the Test Case evaluates. Include the expected result.]</text:span></text:p>
      <text:p text:style-name="P3"><text:span text:style-name="T5">Pre-conditions</text:span><text:span text:style-name="T7">: </text:span><text:span text:style-name="T15">[List conditions that must be true before this Test Case can start.]</text:span></text:p>
      <text:p text:style-name="P3"><text:span text:style-name="T5">Post-conditions</text:span><text:span text:style-name="T7">: </text:span><text:span text:style-name="T15">[List conditions that should be true when this Test Case ends.]</text:span></text:p>
      <text:p text:style-name="P3"><text:span text:style-name="T5">Data required</text:span><text:span text:style-name="T7">: </text:span><text:span text:style-name="T15">[Identify the type of data required for this Test Case.]</text:span></text:p>
      <text:p text:style-name="P5"/>
      <text:p text:style-name="P6">[repeat as needed]</text:p>
      <text:p text:style-name="P6"/>
      <text:p text:style-name="P9"><text:span text:style-name="T16">&lt;T</text:span><text:span text:style-name="T17">C##</text:span><text:span text:style-name="T16">&gt;</text:span><text:span text:style-name="T14"> - </text:span><text:span text:style-name="T16">&lt;</text:span><text:span text:style-name="T17">TCName</text:span><text:span text:style-name="T16">&gt;</text:span><text:span text:style-name="T14">:</text:span></text:p>
      <text:p text:style-name="P9"><text:span text:style-name="T6">Beschreibung</text:span><text:span text:style-name="T7">: </text:span></text:p>
      <text:p text:style-name="P9"><text:span text:style-name="T6">Vorbedingungen</text:span><text:span text:style-name="T7">: </text:span></text:p>
      <text:p text:style-name="P9"><text:span text:style-name="T6">Nachbedingungen</text:span><text:span text:style-name="T7">: </text:span></text:p>
      <text:p text:style-name="P9"><text:span text:style-name="T6">Erforderliche Daten</text:span><text:span text:style-name="T7">: </text:span></text:p>
      <text:p text:style-name="P7"/>
      <text:p text:style-name="P7"/>
      <text:p text:style-name="P9"><text:span text:style-name="T16">&lt;T</text:span><text:span text:style-name="T17">C01</text:span><text:span text:style-name="T16">&gt;</text:span><text:span text:style-name="T14"> - </text:span><text:span text:style-name="T16">&lt;</text:span><text:span text:style-name="T17">Valide </text:span><text:span text:style-name="T18">Logindaten</text:span><text:span text:style-name="T17"> akzeptiert?</text:span><text:span text:style-name="T16">&gt;</text:span><text:span text:style-name="T14">:</text:span></text:p>
      <text:p text:style-name="P9"><text:span text:style-name="T6">Beschreibung</text:span><text:span text:style-name="T7">: <text:s/></text:span><text:span text:style-name="T8">Prüfen der Reaktion der Software, wenn valide </text:span><text:span text:style-name="T10">Logindaten</text:span><text:span text:style-name="T8"> eingegeben werden. Diese </text:span><text:span text:style-name="T9">müssen</text:span><text:span text:style-name="T8"> akzeptiert wer</text:span><text:span text:style-name="T9">den. Der Login muss gelungen sein.</text:span></text:p>
      <text:p text:style-name="P9"><text:span text:style-name="T6">Vorbedingungen</text:span><text:span text:style-name="T7">: </text:span><text:span text:style-name="T11">Das Internet muss verfügbar sein.</text:span></text:p>
      <text:p text:style-name="P9"><text:span text:style-name="T6">Nachbedingungen</text:span><text:span text:style-name="T7">: </text:span><text:span text:style-name="T10">Uhrzeit und Logindaten müssen </text:span><text:span text:style-name="T11">(</text:span><text:span text:style-name="T10">in einer Datenbank</text:span><text:span text:style-name="T11">)</text:span><text:span text:style-name="T10"> gespeichert werden.</text:span></text:p>
      <text:p text:style-name="P9"><text:span text:style-name="T6">Erforderliche Daten</text:span><text:span text:style-name="T7">: </text:span><text:span text:style-name="T10">Logindaten (Name und Passwort)</text:span><text:span text:style-name="T7"> </text:span></text:p>
      <text:p text:style-name="P8"/>
      <text:p text:style-name="P8"/>
      <text:p text:style-name="P10"><text:span text:style-name="T16">&lt;T</text:span><text:span text:style-name="T17">C</text:span><text:span text:style-name="T18">02</text:span><text:span text:style-name="T16">&gt;</text:span><text:span text:style-name="T14"> - </text:span><text:span text:style-name="T16">&lt;</text:span><text:span text:style-name="T18">Falsche Logindaten akzeptiert?</text:span><text:span text:style-name="T16">&gt;</text:span><text:span text:style-name="T14">:</text:span></text:p>
      <text:p text:style-name="P10"><text:span text:style-name="T6">Beschreibung</text:span><text:span text:style-name="T7">: </text:span><text:span text:style-name="T10">Prüfen der Reaktion der Software, wenn falsche Logindaten eingegeben werden. Entweder ist der Name falsch oder das Passwort ist falsch oder beides ist falsch. Der Login muss fehlerhaft sein.</text:span></text:p>
      <text:p text:style-name="P10"><text:span text:style-name="T6">Vorbedingungen</text:span><text:span text:style-name="T7">: </text:span><text:span text:style-name="T11">Das Internet muss verfügbar sein.</text:span></text:p>
      <text:p text:style-name="P10"><text:span text:style-name="T6">Nachbedingungen</text:span><text:span text:style-name="T7">: </text:span><text:span text:style-name="T13">Keine</text:span></text:p>
      <text:p text:style-name="P10"><text:span text:style-name="T6">Erforderliche Daten</text:span><text:span text:style-name="T7">: </text:span><text:span text:style-name="T11">Logindaten (Name und Passwort)</text:span></text:p>
      <text:p text:style-name="P8"/>
      <text:p text:style-name="P12"/>
      <text:p text:style-name="P13"><text:span text:style-name="T16">&lt;T</text:span><text:span text:style-name="T17">C</text:span><text:span text:style-name="T19">03</text:span><text:span text:style-name="T16">&gt;</text:span><text:span text:style-name="T14"> - </text:span><text:span text:style-name="T16">&lt;</text:span><text:span text:style-name="T19">Leerer Name akzeptiert?</text:span><text:span text:style-name="T16">&gt;</text:span><text:span text:style-name="T14">:</text:span></text:p>
      <text:p text:style-name="P13"><text:span text:style-name="T6">Beschreibung</text:span><text:span text:style-name="T7">: </text:span><text:span text:style-name="T12">Prüfen der Reaktion der Software, wenn der Name leer ist und der Login-Button gedrückt wird. Der Login muss fehlerhaft sein.</text:span></text:p>
      <text:p text:style-name="P13"><text:span text:style-name="T6">Vorbedingungen</text:span><text:span text:style-name="T7">: </text:span><text:span text:style-name="T12">Das Internet muss verfügbar sein.</text:span><text:span text:style-name="T7"> </text:span></text:p>
      <text:p text:style-name="P13"><text:soft-page-break/><text:span text:style-name="T6">Nachbedingungen</text:span><text:span text:style-name="T7">: </text:span><text:span text:style-name="T13">Keine</text:span><text:span text:style-name="T7"> <text:s/></text:span></text:p>
      <text:p text:style-name="P13"><text:span text:style-name="T6">Erforderliche Daten</text:span><text:span text:style-name="T7">: </text:span><text:span text:style-name="T13">Keine</text:span><text:span text:style-name="T7"> </text:span></text:p>
      <text:p text:style-name="P1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 style:shadow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style:contextual-spacing="false"/>
    </style:style>
    <style:style style:name="bu" style:family="paragraph" style:parent-style-name="Standard" style:list-style-name="WW8Num20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3">
      <style:paragraph-properties fo:margin-top="0.141cm" fo:margin-bottom="0.141cm" style:contextual-spacing="false"/>
    </style:style>
    <style:style style:name="head" style:family="paragraph" style:parent-style-name="Standard">
      <style:paragraph-properties fo:margin-top="0.212cm" fo:margin-bottom="0.212cm" style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none" fo:country="none" fo:font-weight="bold" style:font-size-asian="9pt" style:language-asian="none" style:country-asian="none" style:font-weight-asian="bold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style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4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style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loext:opacity="100%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style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loext:opacity="100%" fo:font-size="12pt" style:font-size-asian="12pt"/>
    </style:style>
    <style:style style:name="d1" style:family="paragraph" style:parent-style-name="Standard" style:list-style-name="WW8Num16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style:contextual-spacing="false" fo:orphans="2" fo:widows="2" fo:text-indent="-2.54cm" style:auto-text-indent="false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loext:opacity="0%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/>
    <style:style style:name="WW8Num1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fo:color="#000000" loext:opacity="100%" style:font-name="Symbol" fo:font-family="Symbol" style:font-family-generic="roman" style:font-pitch="variable" style:font-charset="x-symbol" fo:text-shadow="none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errormessag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906cm" fo:text-indent="-0.635cm" fo:margin-left="8.90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76cm" fo:text-indent="-0.635cm" fo:margin-left="10.17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46cm" fo:text-indent="-0.635cm" fo:margin-left="11.44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716cm" fo:text-indent="-0.635cm" fo:margin-left="12.7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7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7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8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8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8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9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9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9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9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9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9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9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9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4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4z3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4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4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4z6" style:num-suffix="." style:num-format="1" text:display-levels="2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4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4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5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6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8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212cm" style:contextual-spacing="false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0" style:shadow="none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font-size="14pt" fo:font-weight="bold" style:font-size-asian="14pt" style:font-weight-asian="bold"/>
    </style:style>
    <style:style style:name="MT2" style:family="text">
      <style:text-properties fo:font-size="14pt" fo:font-weight="bold" officeooo:rsid="00162199" style:font-size-asian="14pt" style:font-weight-asian="bold"/>
    </style:style>
    <style:style style:name="MT3" style:family="text">
      <style:text-properties fo:font-size="14pt" fo:font-weight="bold" officeooo:rsid="001e2313" style:font-size-asian="14pt" style:font-weight-asian="bold"/>
    </style:style>
    <style:style style:name="MT4" style:family="text">
      <style:text-properties fo:font-size="10pt" style:font-size-asian="10pt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&lt;</text:span><text:span text:style-name="MT2">I3_Antragsverwaltungstool</text:span><text:span text:style-name="MT1">&gt; Test Cases: </text:span><text:span text:style-name="MT3">Prüfen der Funktionalität von Login</text:span></text:p>
      </style:header>
      <style:footer>
        <text:p text:style-name="MP2"><text:span text:style-name="MT4">Page </text:span><text:span text:style-name="MT4"><text:page-number text:select-page="current">2</text:page-number></text:span><text:span text:style-name="MT4"><text:s/>of </text:span><text:span text:style-name="MT4"><text:page-count style:num-format="1">2</text:page-count></text:span><text:line-break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Test Cases</dc:title>
    <dc:subject>&lt;Project&gt;&lt;optional: use-case name&gt;</dc:subject>
    <meta:keyword/>
    <dc:description/>
    <meta:creation-date>2021-04-19T21:16:20.069000000</meta:creation-date>
    <dc:date>2021-04-19T22:07:30.378000000</dc:date>
    <meta:print-date>2003-10-06T08:49:00</meta:print-date>
    <meta:editing-cycles>13</meta:editing-cycles>
    <meta:editing-duration>PT34M27S</meta:editing-duration>
    <meta:generator>LibreOffice/7.1.2.2$Windows_X86_64 LibreOffice_project/8a45595d069ef5570103caea1b71cc9d82b2aae4</meta:generator>
    <meta:document-statistic meta:table-count="0" meta:image-count="0" meta:object-count="0" meta:page-count="2" meta:paragraph-count="29" meta:word-count="243" meta:character-count="1749" meta:non-whitespace-character-count="1524"/>
  </office:meta>
</office:document-meta>
</file>